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6cm" fo:min-width="1.9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44cm" fo:min-width="2.80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text-properties style:font-name="Frutiger Light Condensed"/>
    </style:style>
    <style:style style:name="P2" style:family="paragraph">
      <loext:graphic-properties draw:fill-color="#ffffff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8" style:family="paragraph">
      <style:paragraph-properties fo:text-align="start"/>
      <style:text-properties style:font-name="Frutiger Light Condensed"/>
    </style:style>
    <style:style style:name="P9" style:family="paragraph">
      <style:paragraph-properties fo:text-align="start" style:writing-mode="lr-tb"/>
      <style:text-properties style:font-name="Frutiger Light Condense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style:font-name="Frutiger Light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Computer Graphic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Computer graphics</text:span></text:p>
          </draw:text-box>
        </draw:frame>
        <draw:frame presentation:style-name="pr4" draw:text-style-name="P5" draw:layer="layout" svg:width="25.199cm" svg:height="8.761cm" svg:x="1.4cm" svg:y="3.685cm" presentation:class="outline" presentation:user-transformed="true">
          <draw:text-box>
            <text:p text:style-name="P6"><text:span text:style-name="T1">“</text:span><text:span text:style-name="T1">To understand nature, incorporate science and art with technology to create virtual environments that exist or never could have existed.”</text:span></text:p>
            <text:p text:style-name="P6"><text:span text:style-name="T1"/></text:p>
            <text:p text:style-name="P6"><text:span text:style-name="T1">“</text:span><text:span text:style-name="T1">Computer graphics is science and art of communicating visually via computer display and its interaction devices”*</text:span></text:p>
            <text:p text:style-name="P6"><text:span text:style-name="T1"/></text:p>
            <text:p text:style-name="P6"><text:span text:style-name="T1">“</text:span><text:span text:style-name="T1">A collaboration between art and technology”**</text:span></text:p>
          </draw:text-box>
        </draw:frame>
        <draw:frame draw:style-name="gr2" draw:text-style-name="P7" draw:layer="layout" svg:width="26.924cm" svg:height="1.825cm" svg:x="0.508cm" svg:y="13.97cm">
          <draw:text-box>
            <text:p><text:span text:style-name="T2">* Book: principles and practices</text:span></text:p>
            <text:p><text:span text:style-name="T2">** Pix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Where is computer graphics used?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Games: https://www.guerrilla-games.com/games (array of images generated based on user input)</text:span></text:p>
              </text:list-item>
              <text:list-item>
                <text:p text:style-name="P5"><text:span text:style-name="T1">Animated film: https://www.pixar.com/feature-films-launch (array of images for given timeline)</text:span></text:p>
              </text:list-item>
              <text:list-item>
                <text:p text:style-name="P5"><text:span text:style-name="T1">Science visualization: https://www.youtube.com/watch?v=adhTmwYwOiA</text:span></text:p>
              </text:list-item>
              <text:list-item>
                <text:p text:style-name="P5"><text:span text:style-name="T1">Manufacturing and Engineering: https://www.autodesk.de/products/fusion-360/features#3d-modeling</text:span></text:p>
              </text:list-item>
              <text:list-item>
                <text:p text:style-name="P5"><text:span text:style-name="T1">Film and Visual Effects: https://www.wetafx.co.nz/, https://www.ilm.com/</text:span></text:p>
              </text:list-item>
              <text:list-item>
                <text:p text:style-name="P5"><text:span text:style-name="T1">Architecture: https://www.unrealengine.com/en-US/solutions/architecture</text:span></text:p>
              </text:list-item>
              <text:list-item>
                <text:p text:style-name="P5"><text:span text:style-name="T1">Ergonomic Design of Buildings and Offices</text:span></text:p>
              </text:list-item>
              <text:list-item>
                <text:p text:style-name="P5"><text:span text:style-name="T1">Lighting Engineering</text:span></text:p>
              </text:list-item>
              <text:list-item>
                <text:p text:style-name="P5"><text:span text:style-name="T1">Predictive Simulations</text:span></text:p>
              </text:list-item>
              <text:list-item>
                <text:p text:style-name="P5"><text:span text:style-name="T1">Advertising</text:span></text:p>
              </text:list-item>
              <text:list-item>
                <text:p text:style-name="P5"><text:span text:style-name="T1">Flight and Car Simulators</text:span></text:p>
              </text:list-item>
              <text:list-item>
                <text:p text:style-name="P5"><text:span text:style-name="T1">Art: https://refikanadol.com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8">Computer graphics and you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You like physics and would like to see its practical applications in generating amazing imagery and effects.</text:p>
              </text:list-item>
              <text:list-item>
                <text:p text:style-name="P1">You like mathematics: computer graphics is applied mathematics. Enough said.</text:p>
              </text:list-item>
              <text:list-item>
                <text:p text:style-name="P1">You like programming: computer graphics is exciting application that employs complex architectures for modeling and rendering and in return gives very gratifying results.</text:p>
              </text:list-item>
              <text:list-item>
                <text:p text:style-name="P1">You like art and design: Computer graphics is not only about tools which serve for simulating and rendering 3D scenes - it is also how we use those tools to create something that exists or never existed</text:p>
              </text:list-item>
              <text:list-item>
                <text:p text:style-name="P1">You like animated films or VFX: yes there is a lot of computer graphics there combined with other disciplines to support stories to remember</text:p>
              </text:list-item>
              <text:list-item>
                <text:p text:style-name="P1">You like computer games: amazing application of computer graphics combined with different disciplines</text:p>
              </text:list-item>
              <text:list-item>
                <text:p text:style-name="P1">You like visualization: biology? Chemistry? Geology? Astronomy? Computer graphics is there for you!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About you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Your background</text:p>
              </text:list-item>
              <text:list-item>
                <text:p text:style-name="P5">Your interests</text:p>
              </text:list-item>
              <text:list-item>
                <text:p text:style-name="P5">Your experienc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My background</text:p>
              </text:list-item>
              <text:list-item>
                <text:p text:style-name="P6">My interests</text:p>
              </text:list-item>
              <text:list-item>
                <text:p text:style-name="P6">My experienc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 text:style-name="P8">About cour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This course is not about art, design, game-development, film, visualization in engineering and science domains but it gives foundations for making those with right domain knowledge. Computer graphics is a tool to create beautiful imagery but tool alone is not enough to create those images! Therefore, if you are interested in applying graphics to specific domain area (game, film, sci-vis, etc.) I encourage you to obtain the required domain knowledge as well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Course schedule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10 lectures, 3h</text:p>
              </text:list-item>
              <text:list-item>
                <text:p text:style-name="P6">Project</text:p>
              </text:list-item>
              <text:list-item>
                <text:p text:style-name="P6">Exam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8">Course grading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Project</text:p>
                <text:list>
                  <text:list-item>
                    <text:p text:style-name="P5">Low level of abstraction: coding and focus on rendering</text:p>
                  </text:list-item>
                  <text:list-item>
                    <text:p text:style-name="P5">High level of abstraction: modeling, animation and interaction in DCC or game engine</text:p>
                  </text:list-item>
                </text:list>
              </text:list-item>
              <text:list-item>
                <text:p text:style-name="P5">Exam</text:p>
                <text:list>
                  <text:list-item>
                    <text:p text:style-name="P5">30min, online, Moodl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About cours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Note for slides</text:span></text:p>
                <text:list>
                  <text:list-item>
                    <text:p text:style-name="P6"><text:span text:style-name="T1">Slides were intended for both lectures and as reading material. Therefore, some slides contain a lot of text which is intended for student to read at home. Those slides will have special icon.</text:span></text:p>
                  </text:list-item>
                  <text:list-item>
                    <text:p text:style-name="P6"><text:span text:style-name="T1">Important elements will be highlighted and noted that they should be written down by hand</text:span></text:p>
                  </text:list-item>
                  <text:list-item>
                    <text:p text:style-name="P6"><text:span text:style-name="T1">Your interaction is crucial for best learning experience </text:span></text:p>
                  </text:list-item>
                </text:list>
              </text:list-item>
            </text:list>
          </draw:text-box>
        </draw:frame>
        <draw:custom-shape draw:style-name="gr3" draw:text-style-name="P13" draw:layer="layout" svg:width="3.048cm" svg:height="2.54cm" svg:x="26.162cm" svg:y="5.842cm">
          <text:p text:style-name="P13"><text:span text:style-name="T1">Reading</text:span></text:p>
          <text:p text:style-name="P13"><text:span text:style-name="T1">materia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13" draw:layer="layout" svg:width="3.302cm" svg:height="2.54cm" svg:x="25.654cm" svg:y="9.652cm">
          <text:p text:style-name="P13"><text:span text:style-name="T1">Write it</text:span></text:p>
          <text:p text:style-name="P13"><text:span text:style-name="T1">down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3" draw:layer="layout" svg:width="3.556cm" svg:height="1.524cm" svg:x="21.336cm" svg:y="11.176cm">
          <text:p text:style-name="P13"><text:span text:style-name="T1">Question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Glimpse into image gener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Analogy: taking a photograph</text:span></text:p>
              </text:list-item>
              <text:list-item>
                <text:p text:style-name="P6"><text:span text:style-name="T1">World → </text:span><text:span text:style-name="T3">3D scene</text:span></text:p>
              </text:list-item>
              <text:list-item>
                <text:p text:style-name="P6"><text:span text:style-name="T1">Image formation → </text:span><text:span text:style-name="T3">rendering</text:span></text:p>
              </text:list-item>
              <text:list-item>
                <text:p text:style-name="P6"><text:span text:style-name="T3">Im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1">Reading material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a xlink:href="https://github.com/lorentzo/IntroductionToComputerGraphics" xlink:type="simple">https://github.com/lorentzo/IntroductionToComputerGraphics</text:a></text:p>
              </text:list-item>
              <text:list-item>
                <text:p text:style-name="P1">All materials are available in advance</text:p>
                <text:list>
                  <text:list-item>
                    <text:p text:style-name="P1">TIP: read materials before lecture – it helps for following the lectur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2-12T12:06:44.786493239</dc:date>
    <meta:editing-duration>PT1H40M18S</meta:editing-duration>
    <meta:editing-cycles>29</meta:editing-cycles>
    <meta:document-statistic meta:object-count="72"/>
  </office:meta>
</office:document-meta>
</file>